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886284722222222" calcext:value-type="float">
            <text:p>0.8862847222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48459679777798" calcext:value-type="float">
            <text:p>0.1484596798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9/12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10.5/1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12/1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5:23:44.988692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15T17:09:04.687185714</dc:date>
    <meta:editing-duration>PT11H5M28S</meta:editing-duration>
    <meta:editing-cycles>128</meta:editing-cycles>
    <meta:generator>LibreOffice/5.1.6.2$Linux_X86_64 LibreOffice_project/10m0$Build-2</meta:generator>
    <meta:document-statistic meta:table-count="1" meta:cell-count="54" meta:object-count="0"/>
  </office:meta>
</office:document-meta>
</file>